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5"/>
        <table:table-column table:style-name="co27" table:default-cell-style-name="ce15"/>
        <table:table-column table:style-name="co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2"/>
        <table:table-column table:style-name="co36" table:default-cell-style-name="ce15"/>
        <table:table-column table:style-name="co37" table:default-cell-style-name="ce15"/>
        <table:table-column table:style-name="co14" table:number-columns-repeated="16371" table:default-cell-style-name="ce15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6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6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6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6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6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6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6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6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6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6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6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6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6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2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6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6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6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2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6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6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6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6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6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6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6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6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6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6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6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6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6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6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6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6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6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6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6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6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6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6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6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6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6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6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6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6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6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6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6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6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6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6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6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6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6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6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6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6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6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6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6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0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6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10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6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6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6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6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6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6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6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6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6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6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6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6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6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6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6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6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6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6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6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6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6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6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6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6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6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6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6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6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6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6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6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6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6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6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6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6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6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6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6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6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6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6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6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6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6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6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6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6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6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6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6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6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6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6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6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6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6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6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6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6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6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6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6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6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6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6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6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6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6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6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6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6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6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6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6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6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6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6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6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6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6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6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6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6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6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6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6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6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6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6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6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6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6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6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6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6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6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6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6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6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6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6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6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6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6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6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6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6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6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6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6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6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6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6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6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6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6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6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6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6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6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6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6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6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6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6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6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6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6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4" table:number-columns-repeated="16380" table:default-cell-style-name="ce15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2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scc_Summoning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cc_Unit_Enchantment</text:p>
          </table:table-cell>
          <table:table-cell table:style-name="ce27" office:value-type="string" calcext:value-type="string">
            <text:p>1, 15</text:p>
          </table:table-cell>
          <table:table-cell table:style-name="ce27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2">scc_</text:span>City_Enchantment_Positive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2">scc_</text:span>City_Enchantment_Nega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scc_Direct_Damage_Fix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scc_Global_Enchantment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7"/>
          <table:table-cell table:style-name="ce27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<text:span text:style-name="T2">scc_</text:span>Dispels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<text:span text:style-name="T2">scc_</text:span>Disenchants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<text:span text:style-name="T2">scc_</text:span>Disjunctions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<text:span text:style-name="T2">scc_Combat_</text:span>Counter_Magic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scc_Direct_Damage_Variabl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<text:span text:style-name="T2">scc_Combat_</text:span>Banish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5"/>
        <table:table-column table:style-name="co19" table:default-cell-style-name="ce15"/>
        <table:table-column table:style-name="co14" table:number-columns-repeated="16382" table:default-cell-style-name="ce15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9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9T18:36:52.965000000</dc:date>
    <meta:editing-duration>P21DT22H17M27S</meta:editing-duration>
    <meta:editing-cycles>108</meta:editing-cycles>
    <meta:document-statistic meta:table-count="7" meta:cell-count="3900" meta:object-count="0"/>
  </office:meta>
</office:document-meta>
</file>